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Frame_20_contents">
      <style:paragraph-properties fo:margin-left="0.106cm" fo:margin-right="0cm" fo:margin-top="0.035cm" fo:margin-bottom="0cm" style:contextual-spacing="false" fo:text-align="start" style:justify-single-word="false" fo:text-indent="0cm" style:auto-text-indent="false"/>
    </style:style>
    <style:style style:name="P3" style:family="paragraph" style:parent-style-name="Frame_20_contents">
      <style:paragraph-properties fo:margin-left="0.035cm" fo:margin-right="0cm" fo:margin-top="0.025cm" fo:margin-bottom="0cm" style:contextual-spacing="false" fo:text-align="start" style:justify-single-word="false" fo:text-indent="0cm" style:auto-text-indent="false"/>
    </style:style>
    <style:style style:name="P4" style:family="paragraph" style:parent-style-name="Standard">
      <style:paragraph-properties fo:margin-left="0cm" fo:margin-right="0cm" fo:margin-top="0cm" fo:margin-bottom="0.101cm" style:contextual-spacing="false" fo:text-align="start" style:justify-single-word="false" fo:text-indent="0.499cm" style:auto-text-indent="false"/>
      <style:text-properties officeooo:paragraph-rsid="002ae4be"/>
    </style:style>
    <style:style style:name="P5" style:family="paragraph" style:parent-style-name="Standard">
      <style:paragraph-properties fo:margin-top="0cm" fo:margin-bottom="0.101cm" style:contextual-spacing="false" fo:text-align="start" style:justify-single-word="false"/>
    </style:style>
    <style:style style:name="P6" style:family="paragraph" style:parent-style-name="Text_20_body">
      <style:paragraph-properties fo:line-height="5%"/>
      <style:text-properties fo:font-size="1pt" style:font-size-asian="1pt"/>
    </style:style>
    <style:style style:name="P7" style:family="paragraph" style:parent-style-name="Text_20_body">
      <style:paragraph-properties fo:margin-left="0.035cm" fo:margin-right="0cm" fo:margin-top="0.035cm" fo:margin-bottom="0cm" style:contextual-spacing="false" fo:text-indent="0cm" style:auto-text-indent="false"/>
      <style:text-properties style:font-name="Courier New" style:text-scale="95%"/>
    </style:style>
    <style:style style:name="P8" style:family="paragraph" style:parent-style-name="Text_20_body">
      <style:text-properties officeooo:rsid="00201776" officeooo:paragraph-rsid="003af7c6"/>
    </style:style>
    <style:style style:name="P9" style:family="paragraph" style:parent-style-name="Text_20_body">
      <style:paragraph-properties fo:margin-left="0cm" fo:margin-right="0cm" fo:margin-top="0cm" fo:margin-bottom="0.101cm" style:contextual-spacing="false" fo:text-indent="0.499cm" style:auto-text-indent="false"/>
      <style:text-properties officeooo:rsid="00201776" officeooo:paragraph-rsid="003af7c6"/>
    </style:style>
    <style:style style:name="P10" style:family="paragraph" style:parent-style-name="Text_20_body">
      <style:text-properties fo:color="#00008b" loext:opacity="100%" style:font-name="Calibri" fo:font-size="13.5pt" fo:language="es" fo:country="ES" style:text-underline-style="solid" style:text-underline-width="auto" style:text-underline-color="#000000" officeooo:rsid="00201776" officeooo:paragraph-rsid="003af7c6" style:font-name-asian="Calibri1" style:font-size-asian="13.5pt" style:language-asian="en" style:country-asian="US" style:font-name-complex="Calibri1" style:font-size-complex="13.5pt" style:language-complex="ar" style:country-complex="SA"/>
    </style:style>
    <style:style style:name="P11" style:family="paragraph" style:parent-style-name="Heading_20_2">
      <style:text-properties fo:color="#00008b" loext:opacity="100%"/>
    </style:style>
    <style:style style:name="P12" style:family="paragraph" style:parent-style-name="Heading_20_2">
      <style:text-properties fo:color="#00008b" loext:opacity="100%" officeooo:paragraph-rsid="0029131c"/>
    </style:style>
    <style:style style:name="P13" style:family="paragraph" style:parent-style-name="Heading_20_4">
      <style:text-properties fo:color="#00008b" loext:opacity="100%"/>
    </style:style>
    <style:style style:name="P14" style:family="paragraph" style:parent-style-name="Heading_20_4">
      <style:text-properties fo:color="#00008b" loext:opacity="100%" fo:font-weight="normal" style:font-weight-asian="normal" style:font-weight-complex="normal"/>
    </style:style>
    <style:style style:name="P15" style:family="paragraph" style:parent-style-name="Heading_20_3">
      <style:paragraph-properties fo:margin-left="0cm" fo:margin-right="0cm" fo:margin-top="0cm" fo:margin-bottom="0.101cm" style:contextual-spacing="false" fo:text-indent="0.499cm" style:auto-text-indent="false"/>
      <style:text-properties fo:font-weight="bold" style:font-weight-asian="bold" style:font-weight-complex="bold"/>
    </style:style>
    <style:style style:name="P16" style:family="paragraph" style:parent-style-name="Standard">
      <style:paragraph-properties fo:margin-left="0cm" fo:margin-right="0cm" fo:margin-top="0cm" fo:margin-bottom="0.101cm" style:contextual-spacing="false" fo:text-indent="0.499cm" style:auto-text-indent="false"/>
      <style:text-properties fo:font-weight="bold" style:font-weight-asian="bold" style:font-weight-complex="bold"/>
    </style:style>
    <style:style style:name="P17" style:family="paragraph" style:parent-style-name="Heading_20_3">
      <style:text-properties fo:font-weight="bold" style:font-weight-asian="bold" style:font-weight-complex="bold"/>
    </style:style>
    <style:style style:name="P18" style:family="paragraph" style:parent-style-name="Standard">
      <style:paragraph-properties fo:margin-left="0cm" fo:margin-right="0cm" fo:margin-top="0cm" fo:margin-bottom="0.101cm" style:contextual-spacing="false" fo:text-indent="0.499cm" style:auto-text-indent="false"/>
    </style:style>
    <style:style style:name="P19" style:family="paragraph" style:parent-style-name="Standard">
      <style:paragraph-properties fo:margin-left="0cm" fo:margin-right="0cm" fo:margin-top="0cm" fo:margin-bottom="0.101cm" style:contextual-spacing="false" fo:text-indent="0.499cm" style:auto-text-indent="false"/>
      <style:text-properties fo:color="#c9211e" loext:opacity="100%" fo:font-size="15pt" fo:font-weight="bold" officeooo:paragraph-rsid="0029131c" style:font-size-asian="15pt" style:font-weight-asian="bold" style:font-size-complex="15pt" style:font-weight-complex="bold"/>
    </style:style>
    <style:style style:name="P20" style:family="paragraph" style:parent-style-name="Heading_20_2">
      <style:text-properties fo:color="#c9211e" loext:opacity="100%" officeooo:paragraph-rsid="003cb547"/>
    </style:style>
    <style:style style:name="P21" style:family="paragraph" style:parent-style-name="Standard">
      <style:paragraph-properties fo:margin-left="0cm" fo:margin-right="0cm" fo:margin-top="0cm" fo:margin-bottom="0.101cm" style:contextual-spacing="false" fo:text-indent="0.499cm" style:auto-text-indent="false"/>
      <style:text-properties officeooo:paragraph-rsid="0029131c"/>
    </style:style>
    <style:style style:name="P22" style:family="paragraph" style:parent-style-name="Standard">
      <style:paragraph-properties fo:margin-left="0cm" fo:margin-right="0cm" fo:margin-top="0cm" fo:margin-bottom="0.101cm" style:contextual-spacing="false" fo:text-indent="0cm" style:auto-text-indent="false"/>
      <style:text-properties officeooo:paragraph-rsid="0029131c"/>
    </style:style>
    <style:style style:name="P23" style:family="paragraph" style:parent-style-name="Standard">
      <style:paragraph-properties fo:margin-left="0cm" fo:margin-right="0cm" fo:margin-top="0cm" fo:margin-bottom="0.101cm" style:contextual-spacing="false" fo:text-indent="0.499cm" style:auto-text-indent="false"/>
      <style:text-properties officeooo:rsid="00269fc1" officeooo:paragraph-rsid="0029131c"/>
    </style:style>
    <style:style style:name="P24" style:family="paragraph" style:parent-style-name="Standard">
      <style:paragraph-properties fo:margin-left="0cm" fo:margin-right="0cm" fo:margin-top="0cm" fo:margin-bottom="0.101cm" style:contextual-spacing="false" fo:text-indent="0.499cm" style:auto-text-indent="false"/>
      <style:text-properties officeooo:paragraph-rsid="002f343a"/>
    </style:style>
    <style:style style:name="P25" style:family="paragraph" style:parent-style-name="Standard">
      <style:paragraph-properties fo:margin-left="0cm" fo:margin-right="0cm" fo:margin-top="0cm" fo:margin-bottom="0.101cm" style:contextual-spacing="false" fo:text-indent="0.499cm" style:auto-text-indent="false"/>
      <style:text-properties officeooo:rsid="0029131c" officeooo:paragraph-rsid="0029131c"/>
    </style:style>
    <style:style style:name="P26" style:family="paragraph" style:parent-style-name="Standard">
      <style:paragraph-properties fo:margin-left="0cm" fo:margin-right="0cm" fo:margin-top="0cm" fo:margin-bottom="0.101cm" style:contextual-spacing="false" fo:text-indent="0.499cm" style:auto-text-indent="false"/>
      <style:text-properties officeooo:rsid="002ae4be" officeooo:paragraph-rsid="002ae4be"/>
    </style:style>
    <style:style style:name="P27" style:family="paragraph" style:parent-style-name="Standard">
      <style:paragraph-properties fo:margin-left="0cm" fo:margin-right="0cm" fo:margin-top="0cm" fo:margin-bottom="0.101cm" style:contextual-spacing="false" fo:text-indent="0.499cm" style:auto-text-indent="false"/>
      <style:text-properties officeooo:paragraph-rsid="002ae4be"/>
    </style:style>
    <style:style style:name="P28" style:family="paragraph" style:parent-style-name="Standard">
      <style:paragraph-properties fo:margin-top="0cm" fo:margin-bottom="0.101cm" style:contextual-spacing="false"/>
      <style:text-properties officeooo:paragraph-rsid="002ae4be"/>
    </style:style>
    <style:style style:name="P29" style:family="paragraph" style:parent-style-name="Standard">
      <style:paragraph-properties fo:margin-left="0cm" fo:margin-right="0cm" fo:margin-top="0cm" fo:margin-bottom="0.101cm" style:contextual-spacing="false" fo:text-indent="0.499cm" style:auto-text-indent="false"/>
      <style:text-properties officeooo:paragraph-rsid="002c4637"/>
    </style:style>
    <style:style style:name="P30" style:family="paragraph" style:parent-style-name="Preformatted_20_Text">
      <style:paragraph-properties fo:margin-left="0cm" fo:margin-right="0cm" fo:margin-top="0cm" fo:margin-bottom="0.101cm" style:contextual-spacing="false" fo:text-indent="0cm" style:auto-text-indent="false"/>
      <style:text-properties officeooo:paragraph-rsid="002c4637"/>
    </style:style>
    <style:style style:name="P31" style:family="paragraph" style:parent-style-name="Standard">
      <style:paragraph-properties fo:margin-left="0cm" fo:margin-right="0cm" fo:margin-top="0cm" fo:margin-bottom="0.101cm" style:contextual-spacing="false" fo:text-indent="0cm" style:auto-text-indent="false"/>
      <style:text-properties officeooo:paragraph-rsid="002c4637"/>
    </style:style>
    <style:style style:name="P32" style:family="paragraph" style:parent-style-name="Standard">
      <style:paragraph-properties fo:margin-left="0cm" fo:margin-right="0cm" fo:margin-top="0cm" fo:margin-bottom="0.101cm" style:contextual-spacing="false" fo:text-indent="0.499cm" style:auto-text-indent="false"/>
      <style:text-properties officeooo:rsid="002ddc0f" officeooo:paragraph-rsid="002ddc0f"/>
    </style:style>
    <style:style style:name="P33" style:family="paragraph" style:parent-style-name="Standard">
      <style:paragraph-properties fo:margin-left="0cm" fo:margin-right="0cm" fo:margin-top="0cm" fo:margin-bottom="0.101cm" style:contextual-spacing="false" fo:text-indent="0.499cm" style:auto-text-indent="false"/>
      <style:text-properties officeooo:paragraph-rsid="002ddc0f"/>
    </style:style>
    <style:style style:name="P34" style:family="paragraph" style:parent-style-name="Standard">
      <style:paragraph-properties fo:margin-left="0cm" fo:margin-right="0cm" fo:margin-top="0cm" fo:margin-bottom="0.101cm" style:contextual-spacing="false" fo:text-indent="0cm" style:auto-text-indent="false"/>
      <style:text-properties officeooo:paragraph-rsid="002ddc0f"/>
    </style:style>
    <style:style style:name="P35" style:family="paragraph" style:parent-style-name="Standard">
      <style:paragraph-properties fo:margin-left="0cm" fo:margin-right="0cm" fo:margin-top="0cm" fo:margin-bottom="0.101cm" style:contextual-spacing="false" fo:text-indent="0.499cm" style:auto-text-indent="false"/>
      <style:text-properties fo:language="es" fo:country="ES" officeooo:rsid="0029131c" officeooo:paragraph-rsid="0029131c"/>
    </style:style>
    <style:style style:name="P36" style:family="paragraph" style:parent-style-name="Standard">
      <style:paragraph-properties fo:margin-left="0cm" fo:margin-right="0cm" fo:margin-top="0cm" fo:margin-bottom="0.101cm" style:contextual-spacing="false" fo:text-indent="0.499cm" style:auto-text-indent="false"/>
      <style:text-properties fo:language="es" fo:country="ES" officeooo:paragraph-rsid="002f343a"/>
    </style:style>
    <style:style style:name="P37" style:family="paragraph" style:parent-style-name="Preformatted_20_Text">
      <style:paragraph-properties fo:margin-left="0cm" fo:margin-right="0cm" fo:margin-top="0cm" fo:margin-bottom="0.101cm" style:contextual-spacing="false" fo:text-indent="0cm" style:auto-text-indent="false"/>
      <style:text-properties officeooo:rsid="002c4637" officeooo:paragraph-rsid="002c4637"/>
    </style:style>
    <style:style style:name="P38" style:family="paragraph" style:parent-style-name="Standard">
      <style:paragraph-properties fo:margin-left="0cm" fo:margin-right="0cm" fo:margin-top="0cm" fo:margin-bottom="0.101cm" style:contextual-spacing="false" fo:text-indent="0cm" style:auto-text-indent="false"/>
    </style:style>
    <style:style style:name="P39" style:family="paragraph" style:parent-style-name="Heading_20_3">
      <style:text-properties fo:color="#a52a2a" loext:opacity="100%" fo:font-weight="bold" style:font-weight-asian="bold" style:font-weight-complex="bold"/>
    </style:style>
    <style:style style:name="P40" style:family="paragraph" style:parent-style-name="Standard">
      <style:paragraph-properties fo:margin-top="0cm" fo:margin-bottom="0.101cm" style:contextual-spacing="false"/>
    </style:style>
    <style:style style:name="P41" style:family="paragraph" style:parent-style-name="Heading_20_2">
      <style:text-properties style:font-name="Ubuntu" fo:font-size="12pt" officeooo:rsid="0009ae92" officeooo:paragraph-rsid="0042a4f4" style:font-size-asian="12pt" style:font-size-complex="12pt"/>
    </style:style>
    <style:style style:name="P42" style:family="paragraph" style:parent-style-name="Standard">
      <style:paragraph-properties fo:margin-left="0cm" fo:margin-right="0cm" fo:margin-top="0cm" fo:margin-bottom="0.101cm" style:contextual-spacing="false" fo:text-indent="0.499cm" style:auto-text-indent="false"/>
      <style:text-properties style:font-name="Times New Roman" fo:font-size="12pt" style:font-size-asian="12pt"/>
    </style:style>
    <style:style style:name="P43" style:family="paragraph" style:parent-style-name="Standard" style:list-style-name="WWNum5">
      <style:paragraph-properties fo:margin-left="0cm" fo:margin-right="0cm" fo:margin-top="0cm" fo:margin-bottom="0.101cm" style:contextual-spacing="false" fo:text-indent="0.499cm" style:auto-text-indent="false"/>
      <style:text-properties officeooo:paragraph-rsid="0029131c"/>
    </style:style>
    <style:style style:name="P44" style:family="paragraph" style:parent-style-name="Standard" style:list-style-name="L1">
      <style:paragraph-properties fo:margin-left="0cm" fo:margin-right="0cm" fo:margin-top="0cm" fo:margin-bottom="0.101cm" style:contextual-spacing="false" fo:text-indent="0.499cm" style:auto-text-indent="false"/>
      <style:text-properties officeooo:paragraph-rsid="002f343a"/>
    </style:style>
    <style:style style:name="P45" style:family="paragraph" style:parent-style-name="Standard" style:list-style-name="L1">
      <style:paragraph-properties fo:margin-left="0cm" fo:margin-right="0cm" fo:margin-top="0cm" fo:margin-bottom="0.101cm" style:contextual-spacing="false" fo:text-indent="0.499cm" style:auto-text-indent="false"/>
      <style:text-properties officeooo:paragraph-rsid="0029131c"/>
    </style:style>
    <style:style style:name="P46" style:family="paragraph" style:parent-style-name="Standard" style:list-style-name="L1">
      <style:paragraph-properties fo:margin-left="0cm" fo:margin-right="0cm" fo:margin-top="0cm" fo:margin-bottom="0.101cm" style:contextual-spacing="false" fo:text-indent="0.499cm" style:auto-text-indent="false"/>
      <style:text-properties fo:language="es" fo:country="ES" officeooo:rsid="002f343a" officeooo:paragraph-rsid="002f343a"/>
    </style:style>
    <style:style style:name="P47" style:family="paragraph" style:parent-style-name="Standard" style:list-style-name="L2">
      <style:paragraph-properties fo:margin-left="0cm" fo:margin-right="0cm" fo:margin-top="0cm" fo:margin-bottom="0.101cm" style:contextual-spacing="false" fo:text-indent="0.499cm" style:auto-text-indent="false"/>
    </style:style>
    <style:style style:name="P48" style:family="paragraph" style:parent-style-name="Standard">
      <style:paragraph-properties fo:margin-left="0cm" fo:margin-right="0cm" fo:margin-top="0cm" fo:margin-bottom="0.101cm" style:contextual-spacing="false" fo:text-indent="0.499cm" style:auto-text-indent="false"/>
      <style:text-properties officeooo:rsid="00450134" officeooo:paragraph-rsid="00450134"/>
    </style:style>
    <style:style style:name="T1" style:family="text">
      <style:text-properties style:font-name="Arial" fo:font-size="9.5pt" style:font-size-asian="9.5pt" style:text-scale="90%"/>
    </style:style>
    <style:style style:name="T2" style:family="text">
      <style:text-properties style:font-name="Arial" fo:font-size="9.5pt" fo:letter-spacing="0.078cm" style:font-size-asian="9.5pt" style:text-scale="90%"/>
    </style:style>
    <style:style style:name="T3" style:family="text">
      <style:text-properties style:font-name="Arial" fo:font-size="9.5pt" fo:letter-spacing="0.064cm" style:font-size-asian="9.5pt" style:text-scale="90%"/>
    </style:style>
    <style:style style:name="T4" style:family="text">
      <style:text-properties style:font-name="Arial" fo:font-size="9.5pt" fo:letter-spacing="0.095cm" style:font-size-asian="9.5pt"/>
    </style:style>
    <style:style style:name="T5" style:family="text">
      <style:text-properties style:font-name="Arial" fo:font-size="9.5pt" fo:letter-spacing="0.058cm" style:font-size-asian="9.5pt" style:text-scale="90%"/>
    </style:style>
    <style:style style:name="T6" style:family="text">
      <style:text-properties style:font-name="Arial" fo:font-size="9.5pt" fo:letter-spacing="-0.025cm" style:font-size-asian="9.5pt" style:text-scale="90%"/>
    </style:style>
    <style:style style:name="T7" style:family="text">
      <style:text-properties style:font-name="Arial" fo:font-size="9.5pt" fo:letter-spacing="0.056cm" style:font-size-asian="9.5pt" style:text-scale="90%"/>
    </style:style>
    <style:style style:name="T8" style:family="text">
      <style:text-properties style:font-name="Arial" fo:font-size="9.5pt" fo:letter-spacing="0.067cm" style:font-size-asian="9.5pt" style:text-scale="90%"/>
    </style:style>
    <style:style style:name="T9" style:family="text">
      <style:text-properties style:font-name="Arial" fo:font-size="9.5pt" fo:letter-spacing="0.065cm" style:font-size-asian="9.5pt" style:text-scale="90%"/>
    </style:style>
    <style:style style:name="T10" style:family="text">
      <style:text-properties style:font-name="Arial" fo:font-size="9.5pt" fo:letter-spacing="-0.035cm" style:font-size-asian="9.5pt" style:text-scale="90%"/>
    </style:style>
    <style:style style:name="T11" style:family="text">
      <style:text-properties style:font-name="Arial" fo:font-size="9.5pt" fo:letter-spacing="0.069cm" style:font-size-asian="9.5pt" style:text-scale="90%"/>
    </style:style>
    <style:style style:name="T12" style:family="text">
      <style:text-properties style:font-name="Arial" fo:font-size="14.5pt" fo:language="es" fo:country="ES" style:text-underline-style="solid" style:text-underline-width="auto" style:text-underline-color="#000000" style:font-name-asian="Arial1" style:font-size-asian="14.5pt" style:language-asian="en" style:country-asian="US" style:font-name-complex="Arial1" style:font-size-complex="14.5pt" style:language-complex="ar" style:country-complex="SA"/>
    </style:style>
    <style:style style:name="T13" style:family="text">
      <style:text-properties fo:font-weight="bold" style:font-weight-asian="bold" style:font-weight-complex="bold"/>
    </style:style>
    <style:style style:name="T14" style:family="text">
      <style:text-properties fo:font-weight="bold" officeooo:rsid="002506d8" style:font-weight-asian="bold" style:font-weight-complex="bold"/>
    </style:style>
    <style:style style:name="T15" style:family="text">
      <style:text-properties fo:font-weight="bold" officeooo:rsid="0026a640" style:font-weight-asian="bold" style:font-weight-complex="bold"/>
    </style:style>
    <style:style style:name="T16" style:family="text">
      <style:text-properties fo:font-weight="bold" officeooo:rsid="00286bcf" style:font-weight-asian="bold" style:font-weight-complex="bold"/>
    </style:style>
    <style:style style:name="T17" style:family="text">
      <style:text-properties fo:font-weight="bold" officeooo:rsid="002ae4be" style:font-weight-asian="bold" style:font-weight-complex="bold"/>
    </style:style>
    <style:style style:name="T18" style:family="text">
      <style:text-properties fo:font-weight="bold" officeooo:rsid="002c4637" style:font-weight-asian="bold" style:font-weight-complex="bold"/>
    </style:style>
    <style:style style:name="T19" style:family="text">
      <style:text-properties fo:font-weight="bold" style:language-asian="ar" style:country-asian="SA" style:font-weight-asian="bold" style:font-weight-complex="bold"/>
    </style:style>
    <style:style style:name="T20" style:family="text">
      <style:text-properties officeooo:rsid="00269fc1"/>
    </style:style>
    <style:style style:name="T21" style:family="text">
      <style:text-properties style:language-asian="ar" style:country-asian="SA"/>
    </style:style>
    <style:style style:name="T22" style:family="text">
      <style:text-properties officeooo:rsid="0026a640"/>
    </style:style>
    <style:style style:name="T23" style:family="text">
      <style:text-properties officeooo:rsid="00286bcf"/>
    </style:style>
    <style:style style:name="T24" style:family="text">
      <style:text-properties fo:language="es" fo:country="ES"/>
    </style:style>
    <style:style style:name="T25" style:family="text">
      <style:text-properties fo:language="es" fo:country="ES" officeooo:rsid="0029131c"/>
    </style:style>
    <style:style style:name="T26" style:family="text">
      <style:text-properties fo:language="es" fo:country="ES" officeooo:rsid="002ddc0f"/>
    </style:style>
    <style:style style:name="T27" style:family="text">
      <style:text-properties fo:language="es" fo:country="ES" officeooo:rsid="002f343a"/>
    </style:style>
    <style:style style:name="T28" style:family="text">
      <style:text-properties fo:color="#a52a2a" loext:opacity="100%" fo:font-weight="bold" style:font-weight-asian="bold" style:font-weight-complex="bold"/>
    </style:style>
    <style:style style:name="T29" style:family="text">
      <style:text-properties officeooo:rsid="002ae4be"/>
    </style:style>
    <style:style style:name="T30" style:family="text">
      <style:text-properties officeooo:rsid="002c4637"/>
    </style:style>
    <style:style style:name="T31" style:family="text">
      <style:text-properties officeooo:rsid="002ddc0f"/>
    </style:style>
    <style:style style:name="T32" style:family="text">
      <style:text-properties officeooo:rsid="002f343a"/>
    </style:style>
    <style:style style:name="T33" style:family="text">
      <style:text-properties officeooo:rsid="00450134"/>
    </style:style>
    <style:style style:name="T34" style:family="text">
      <style:text-properties style:font-name="Cambria" fo:language="es" fo:country="ES" style:font-name-asian="Cambria1" style:language-asian="en" style:country-asian="US" style:font-name-complex="Cambria1" style:language-complex="ar" style:country-complex="SA"/>
    </style:style>
    <style:style style:name="T35" style:family="text">
      <style:text-properties style:font-name="Cambria" fo:language="es" fo:country="ES" officeooo:rsid="00450134" style:font-name-asian="Cambria1" style:language-asian="en" style:country-asian="US" style:font-name-complex="Cambria1" style:language-complex="ar" style:country-complex="SA"/>
    </style:style>
    <style:style style:name="T36" style:family="text">
      <style:text-properties fo:color="#c9211e" loext:opacity="100%" style:font-name="Cambria" fo:language="es" fo:country="ES" style:font-name-asian="Cambria1" style:language-asian="en" style:country-asian="US" style:font-name-complex="Cambria1" style:language-complex="ar" style:country-complex="S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S</text:p>
      <text:h text:style-name="P20" text:outline-level="3">INTRODUCCIÓN</text:h>
      <text:p text:style-name="P21"/>
      <text:p text:style-name="P21">CSS es la abreviatura de Cascade Style Sheets, hojas de estilo en cascada. <text:span text:style-name="T20">Se llama </text:span>hojas de estilo en cascada <text:span text:style-name="T20">porque </text:span>hay una cascada de métodos para aplicar los estilos, teniendo un orden de precedencia riguroso de unos sobre otros. </text:p>
      <text:p text:style-name="P21">Esta tecnología pretende eliminar los problemas que tiene el HTML. HTML tiene el problema de que es difícil controlar exactamente el formato de las páginas Web. Con CSS se pretende crear documentos que especifiquen claramente como deben actuar las etiquetas de HTML.</text:p>
      <text:p text:style-name="P21">De hecho con CSS se intenta evitar la excesiva utilización de tablas en las páginas y el uso de los llamados “trucos HTML”. En su lugar no se indica en el código HTML el estilo del documento sino que se indica lo que es cada elemento de la página. El formato en el que se muestra cada objeto es lo que se define mediante CSS.</text:p>
      <text:p text:style-name="P21">Además hay otro aspecto muy interesante de las hojas de estilo, y es que separan por completo la información para la presentación de una página de su contenido, con lo que se facilita mucho el diseño y revisión de las páginas, pues se puede variar la presentación de una página, o de todo el conjunto de ellas, sin cambiar una sola línea del código del HTML. </text:p>
      <text:p text:style-name="P21">El lenguaje CSS permite cambiar el aspecto de páginas web utilizando enlaces a archivos de hojas de estilo. Si todos los HTML de un portal web cargan el mismo archivo CSS se puede cambiar todo un conjunto de HTML’s modificando un solo CSS. A menudo se dice que un CSS es una «hoja de estilo».</text:p>
      <text:p text:style-name="P19"/>
      <text:h text:style-name="P12" text:outline-level="3">Hay cuatro formas de añadir estilos a nuestras páginas Web. </text:h>
      <text:p text:style-name="P21"/>
      <text:list xml:id="list3806593812" text:style-name="WWNum5">
        <text:list-item>
          <text:p text:style-name="P43"><text:span text:style-name="T13">Estilo en línea:</text:span> Añadiendo instrucciones de estilo sólo a etiquetas concretas, o a un grupo de ellas. <text:span text:style-name="T33">S</text:span>e puede definir el estilo dentro de las etiquetas de un documento, <text:span text:style-name="T33">en la etiqueta de inicio mediante un atributo. Este tipo de declaraci</text:span><text:span text:style-name="T35">ón se denomina declaración en línea.</text:span></text:p>
        </text:list-item>
      </text:list>
      <text:p text:style-name="P48"><text:span text:style-name="T35">E</text:span><text:span text:style-name="T34">jemplo: &lt;p style=”color:red;”&gt; </text:span><text:span text:style-name="T36">Este párrafo tiene el color de la letra en rojo</text:span><text:span text:style-name="T34"> &lt;/p&gt;</text:span></text:p>
      <text:p text:style-name="P21"/>
      <text:list xml:id="list92733659215800" text:continue-numbering="true" text:style-name="WWNum5">
        <text:list-item>
          <text:p text:style-name="P43"><text:span text:style-name="T19">Estilo de documento: </text:span>Incluyendo las instrucciones de estilo en el documento HTML de una página concreta - de una manera análoga a cómo se incluye un script de Javascript. Esto permite cambiar la apariencia de una hoja enter<text:span text:style-name="T21">a, cambiando unas pocas líneas. </text:span></text:p>
        </text:list-item>
      </text:list>
      <text:p text:style-name="P21">Las hojas de estilo de una página Web se declaran por medio de la etiqueta STYLE, que se ubica dentro de las etiquetas &lt;HEAD&gt; y &lt;/HEAD&gt;.</text:p>
      <text:p text:style-name="P21"/>
      <text:list xml:id="list92733355437182" text:continue-numbering="true" text:style-name="WWNum5">
        <text:list-item>
          <text:p text:style-name="P43"><text:span text:style-name="T19">Esti</text:span><text:span text:style-name="T13">lo externo: </text:span>Enlazando todos documentos HTML de todas las páginas que componen un sitio del Web con un fichero de definición del estilo. De esta manera, se puede cambiar la apariencia de múltiples páginas retocando un solo fichero. </text:p>
        </text:list-item>
      </text:list>
      <text:p text:style-name="P21">Es una ventaja poder almacenar definiciones de hojas de estilo fuera del documento ya que por lo tanto es posible, al editar el archivo que contiene las hojas de estilo, cambiar la apariencia de todas las páginas Web que utilizan esa hoja. El primer paso es crear un archivo de texto que contenga las hojas de estilo, cuya extensión es .css, por ejemplo style.css: </text:p>
      <text:list xml:id="list92733130637581" text:continue-numbering="true" text:style-name="WWNum5">
        <text:list-item>
          <text:p text:style-name="P43"><text:span text:style-name="T13">Estilo importado</text:span><text:span text:style-name="T14"> . </text:span>Por último, las recomendaciones de W3C también ofrecen una manera de incluir hojas de estilo en un documento: importar las hojas de estilo. Es posible importar hojas de estilo externas cuando se declara el estilo del documento al insertar el comando @IMPORT inmediatamente después de la etiqueta de estilo: </text:p>
        </text:list-item>
      </text:list>
      <text:p text:style-name="P21">&lt;!DOCTYPE html&gt;</text:p>
      <text:p text:style-name="P21">&lt;html&gt;</text:p>
      <text:p text:style-name="P21"><text:soft-page-break/><text:s text:c="8"/>&lt;head&gt;</text:p>
      <text:p text:style-name="P21"><text:s text:c="7"/>&lt;style type="text/css"&gt;</text:p>
      <text:p text:style-name="P21"><text:s text:c="16"/>&lt;!--</text:p>
      <text:p text:style-name="P21"><text:s text:c="16"/>@import url (url de la hoja a importar);</text:p>
      <text:p text:style-name="P21"><text:s text:c="16"/>definición de los estilos del documento;</text:p>
      <text:p text:style-name="P21"><text:s text:c="9"/>&lt;/style&gt;</text:p>
      <text:p text:style-name="P21"><text:s text:c="8"/>&lt;/head&gt;</text:p>
      <text:p text:style-name="P21">&lt;body&gt;&lt;/body&gt;</text:p>
      <text:p text:style-name="P21">&lt;/html&gt;</text:p>
      <text:p text:style-name="P21">podemos utilizar en nuestras páginas uno, dos o los tres métodos descritos, como se verá más adelante. </text:p>
      <text:p text:style-name="P21"/>
      <text:h text:style-name="P39" text:outline-level="4">1. estilo para etiquetas concretas o grupos de etiquetas, estilo en línea.</text:h>
      <text:p text:style-name="P21">este método es el apropiado si sólo se desea cambiar el estilo en unas secciones determinadas de una página. con él podemos manipular las propiedades de alguna etiqueta o de algún grupo de etiquetas. </text:p>
      <text:p text:style-name="P21"><text:span text:style-name="T20">S</text:span>e hace añadiendo el atributo <text:span text:style-name="T13">style,</text:span> que contiene una serie de propiedades, dentro de la etiqueta correspondiente. Veamos el siguiente ejemplo: </text:p>
      <text:p text:style-name="P21">&lt;p&gt; </text:p>
      <text:p text:style-name="P21">"este es un párrafo normal, sin márgenes a la izquierda ni a la derecha, con el color de su texto en negro".</text:p>
      <text:p text:style-name="P21"><text:s/>&lt;<text:span text:style-name="T20">/</text:span>p&gt; </text:p>
      <text:p text:style-name="P21">&lt;p style="margin-left: 0.5in; margin-right: 0.5in; color:green"&gt; </text:p>
      <text:p text:style-name="P21">"Quiero que este otro párrafo tenga un margen izquierdo de media pulgada, al igual que el margen derecho. Además quiero que su texto sea de color verde". </text:p>
      <text:p text:style-name="P21"><text:s/>&lt;<text:span text:style-name="T20">/</text:span>p&gt;. </text:p>
      <text:p text:style-name="P23">.</text:p>
      <text:p text:style-name="P23">Ejemplo</text:p>
      <text:p text:style-name="P21">&lt;div style="font-size: 16pt; color: red"&gt; </text:p>
      <text:p text:style-name="P21">&lt;p&gt; </text:p>
      <text:p text:style-name="P21">veamos si la definición del estilo (rojo y 16 puntos), afecta a todo el bloque de etiquetas, hasta la etiqueta de cierre de div. </text:p>
      <text:p text:style-name="P21">&lt;p style="color: blue"&gt;esta línea es azul, a pesar de estar englobada dentro de div, porque tiene su propio estilo. </text:p>
      <text:p text:style-name="P21">&lt;p&gt;esta otra cumple con el estilo de div, porque no tiene estilo propio. </text:p>
      <text:p text:style-name="P21">&lt;/div&gt; </text:p>
      <text:p text:style-name="P21"/>
      <text:p text:style-name="P21"><text:span text:style-name="T20">E</text:span>l estilo dentro de una etiqueta concreta tiene precedencia sobre el estilo del bloque, impuesto por div. </text:p>
      <text:p text:style-name="P21"/>
      <text:h text:style-name="Heading_20_3" text:outline-level="4"><text:span text:style-name="T28">2. inclusión global del estilo en un documento html. estilo de documento</text:span>.</text:h>
      <text:p text:style-name="P21"><text:span text:style-name="T20">S</text:span>e hace poniendo un bloque de instrucciones dentro de las etiquetas &lt;style&gt; &lt;/style&gt;, que deberá estar colocado dentro de la cabecera del documento, después del título, entre las etiquetas &lt;/title&gt; y &lt;/head&gt;.</text:p>
      <text:p text:style-name="P21"><text:span text:style-name="T20">E</text:span>sta etiqueta &lt;style&gt; tiene un atributo, type, que especifica el tipo de medio en que va a ser publicado en internet, en nuestro caso será "text/css" (que permitirá a los navegadores que no soporten este tipo el ignorar la hoja de estilo). es decir, la etiqueta queda de esta manera: &lt;style type="text/css"&gt; </text:p>
      <text:p text:style-name="P21">por tanto, la estructura será la siguiente: </text:p>
      <text:p text:style-name="P21">&lt;html&gt; </text:p>
      <text:p text:style-name="P21">&lt;head&gt; </text:p>
      <text:p text:style-name="P21"><text:soft-page-break/>&lt;title&gt; &lt;/title&gt; </text:p>
      <text:p text:style-name="P21">&lt;style type="text/css"&gt; </text:p>
      <text:p text:style-name="P21">[bloque de instruciones de estilo] </text:p>
      <text:p text:style-name="P21">&lt;/style&gt; </text:p>
      <text:p text:style-name="P21">&lt;/head&gt; </text:p>
      <text:p text:style-name="P21">&lt;body&gt; </text:p>
      <text:p text:style-name="P21">[conjunto de todas las etiquetas que componen la página] </text:p>
      <text:p text:style-name="P21">&lt;/body&gt; </text:p>
      <text:p text:style-name="P21">&lt;/html&gt; </text:p>
      <text:p text:style-name="P21"/>
      <text:p text:style-name="P21">veamos ahora con un ejemplo, cómo se escribe el bloque de instrucciones del estilo, incluido dentro de la etiqueta &lt;style&gt;</text:p>
      <text:p text:style-name="P21">&lt;style type="text/css"&gt;</text:p>
      <text:p text:style-name="P21">body {</text:p>
      <text:p text:style-name="P21">background: yellow ;</text:p>
      <text:p text:style-name="P21">font-size: 10pt; </text:p>
      <text:p text:style-name="P21">font-family: arial; </text:p>
      <text:p text:style-name="P21">margin-left: 0.5in; </text:p>
      <text:p text:style-name="P21">margin-right: 0.5in</text:p>
      <text:p text:style-name="P21">}</text:p>
      <text:p text:style-name="P21">h1 {</text:p>
      <text:p text:style-name="P21">background: blue; </text:p>
      <text:p text:style-name="P21">font-size: 14pt;</text:p>
      <text:p text:style-name="P21">font-weight: bold; </text:p>
      <text:p text:style-name="P21">color: red</text:p>
      <text:p text:style-name="P21">}</text:p>
      <text:p text:style-name="P21">h2 {</text:p>
      <text:p text:style-name="P21">font-size: 12pt;</text:p>
      <text:p text:style-name="P21">font-weight: bold; </text:p>
      <text:p text:style-name="P21">color: red</text:p>
      <text:p text:style-name="P21">}</text:p>
      <text:p text:style-name="P21">div {</text:p>
      <text:p text:style-name="P21">background: url(nubes.jpg)</text:p>
      <text:p text:style-name="P21">}</text:p>
      <text:p text:style-name="P21">&lt;/style&gt;</text:p>
      <text:p text:style-name="P21"/>
      <text:p text:style-name="P21"><text:span text:style-name="T22">C</text:span>omo se ve en este ejemplo, se ponen las distintas etiquetas a las que se quiere atribuir un estilo (en este caso body, h1, h2 y div, pero podrían haber sido otras cualesquiera); a continuación del nombre de cada etiqueta, y englobadas por los signos "{" y "}" van las distintas propiedades con sus respectivos valores, separadas unas de otras por un punto y coma. </text:p>
      <text:p text:style-name="P21"/>
      <text:h text:style-name="P39" text:outline-level="4">3. <text:span text:style-name="T12">Enlazando</text:span> distintos documentos a una hoja de estilo. Estilo externo.</text:h>
      <text:h text:style-name="P39" text:outline-level="4"/>
      <text:p text:style-name="P21">Si nuestro sitio del Web está compuesto por muchas páginas, y queremos darles un estilo uniforme a unas cuantas, en vez de incluir un bloque de definición de estilo repetido en cada una de ellas (como se ha visto en la sección anterior), se puede establecer un enlace a un fichero de texto que contiene el bloque de definición del estilo. </text:p>
      <text:p text:style-name="P21">Supongamos que queremos aplicar a unas cuantas páginas el estilo visto en el ejemplo anterior. Tendríamos que crear un <text:span text:style-name="T13">fichero de texto</text:span><text:span text:style-name="T15"> con la extensión css</text:span><text:span text:style-name="T13">: </text:span></text:p>
      <text:p text:style-name="P21"><text:soft-page-break/></text:p>
      <text:p text:style-name="P21">body {background: yellow ;font-size: 10pt; font-family: arial; margin-left: 0.5in; margin-right: 0.5in}</text:p>
      <text:p text:style-name="P21">h1 {background: blue; font-size: 14pt;font-weight: bold; color: red}</text:p>
      <text:p text:style-name="P21">h2 {font-size: 12pt;font-weight: bold; color: red}</text:p>
      <text:p text:style-name="P21">div {background: url(nubes.jpg)}</text:p>
      <text:p text:style-name="P22"><text:span text:style-name="T22">N</text:span>o es un documento normal html, sino que es un fichero de texto que sólo contiene el bloque de definición del estilo. <text:span text:style-name="T22">S</text:span>e guarda con el nombre que se quiera, pero tiene que tener necesariamente la extensión .css supongamos que lo guardamos con el nombre de miestilo.css </text:p>
      <text:p text:style-name="P21"><text:span text:style-name="T22">E</text:span>n todas las páginas <text:span text:style-name="T22">html </text:span>que queremos que tengan este estilo concreto, solamente deberemos de añadir<text:span text:style-name="T22">, </text:span>en el mismo sitio de la cabecera que para el caso anterior, es decir entre &lt;/title&gt; y &lt;/head&gt;, la siguiente etiqueta: </text:p>
      <text:p text:style-name="P21">&lt;link rel=stylesheet href="miestilo.css" type="text/css"&gt;</text:p>
      <text:p text:style-name="P21">aquí se ha supuesto que el fichero miestilo.css se ha dejado en el mismo directorio donde están los documentos html. si no es así, es decir, si está en otro subdirectorio en el servidor, habría que indicar la ruta (por, ejemplo: href="subdirectorio/miestilo.css"). </text:p>
      <text:p text:style-name="P21"/>
      <text:h text:style-name="P11" text:outline-level="3">MEZCLAR ESTILOS</text:h>
      <text:p text:style-name="P21">Es posible usar varias hojas de estilo externas e internas en un documentos HTML, esto se hace de la siguiente forma:</text:p>
      <text:p text:style-name="P21">&lt;style type=”text/css” src=”estilos/newstyle.css”&gt; &lt;/style&gt;</text:p>
      <text:p text:style-name="P21">&lt;style type=”text/css” src=”estilos/mainstyle.css”&gt; &lt;/style&gt;</text:p>
      <text:p text:style-name="P21">&lt;style ty<text:span text:style-name="T22">p</text:span>e=”text/css”&gt; </text:p>
      <text:p text:style-name="P21">.nuestro_estilo {color:blue; text_align:center;}</text:p>
      <text:p text:style-name="P21">#mi_estilo {font_weight:bold; text_align:center; color:blue; }</text:p>
      <text:p text:style-name="P21">&lt;/style&gt;</text:p>
      <text:p text:style-name="P21"><text:span text:style-name="T22">S</text:span>e pueden especificar archivos externos usando el atributo “src” (cuyo valor será el nombre y la ubicación de la hoja de estilo) dentro del tag &lt;style&gt;. también se pueden crear una hoja de estilo dentro de documento con &lt;style&gt;… &lt;/style&gt;. cuando se usa una sola hoja de estilo se debe usar el tag &lt;link&gt;. al usar varias hojas de estilo las características de las hojas pierden importancia de abajo hacia arriba, es decir, la última definición de la hoja de estilo sobreescribe las características de las hojas que se insertan antes de ella.</text:p>
      <text:p text:style-name="P21"><text:span text:style-name="T22">P</text:span>ara evitar conflictos entre los distintos métodos usados simultáneamente, existe un orden de precedencia<text:span text:style-name="T22">. </text:span>El orden de precedencia es el siguiente (de mayor a menor): </text:p>
      <text:p text:style-name="P21">1. Estilo dentro de una etiqueta. </text:p>
      <text:p text:style-name="P21">2. Bloque de estilo en la cabecera del documento. </text:p>
      <text:p text:style-name="P21">3. Enlace a un fichero que contiene la hoja de estilo. </text:p>
      <text:p text:style-name="P21"><text:span text:style-name="T16">Orden: </text:span><text:span text:style-name="T13">estilo en línea &gt; estilo de documento &gt; estilo importado &gt; estilo externo </text:span></text:p>
      <text:p text:style-name="P21"><text:span text:style-name="T23">E</text:span>sto quiere decir que una orden de estilo, por ejemplo el color del texto, puesta dentro de una etiqueta, prevalecerá sobre la que esté indicada en los otros dos métodos, si es que se usan en esa página. </text:p>
      <text:p text:style-name="P21">Lo más práctico es utilizar el tercer método (enlace a una hoja de estilo), para dar una apariencia consistente a todas las páginas, y si es necesario modificar un aspecto concreto en alguna de ellas, utilizar el primero o el segundo. </text:p>
      <text:p text:style-name="P21"/>
      <text:h text:style-name="P12" text:outline-level="3"><text:bookmark-start text:name="_Toc307053392"/>COMENTARIOS<text:bookmark-end text:name="_Toc307053392"/></text:h>
      <text:p text:style-name="P21">Se pueden añadir comentarios propios a las hojas de estilo, que pueden servir de recordatorio posterior. Se pueden colocar en cualquier sitio de la especificación, siempre que vayan englobados entre los caracteres /* y */. Ejemplo: </text:p>
      <text:p text:style-name="P21"/>
      <text:p text:style-name="P21">h1 {font: 20pt/22pt bold; color=#00FF00} /*Color verde para las cabeceras de nivel 1 */</text:p>
      <text:p text:style-name="P21"><text:soft-page-break/></text:p>
      <text:h text:style-name="P12" text:outline-level="3">ESTILOS EN CASCADA</text:h>
      <text:p text:style-name="P21">Con la utilización de los distintos métodos de implementación CSS se pueden definir múltiples estilos. Por tal razón, activar varias hojas de estilo externas da como resultado lo que se denomina estilo en cascada, una combinación de estilos para diferentes elementos HTML. Si varios estilos afectan al mismo elemento, se mantendrá solamente el último. </text:p>
      <text:p text:style-name="P21">&lt;link rel=stylesheet type="text/css" href="style1.css"&gt;</text:p>
      <text:p text:style-name="P21">&lt;link rel=stylesheet type="text/css" href="style2.css"&gt;</text:p>
      <text:p text:style-name="P21">&lt;link rel=stylesheet type="text/css" href="style3.css"&gt;</text:p>
      <text:p text:style-name="P21">cuando diversos estilos están en conflicto en las hojas de estilo externas, las recomendaciones css les permiten a los usuarios elegir entre varias hojas de estilo alternativas mediante el atributo rel de la etiqueta style en combinación con el atributo title para seleccionarlas por nombre: </text:p>
      <text:p text:style-name="P21">&lt;link rel="alternate stylesheet" type="text/css" href="style1.css" title="style1"&gt;</text:p>
      <text:p text:style-name="P21">&lt;link rel="alternate stylesheet" type="text/css" href="style2css" title="style2"&gt;</text:p>
      <text:p text:style-name="P21">&lt;link rel=stylesheet type="text/css" href="style2.css"&gt;</text:p>
      <text:p text:style-name="P21"/>
      <text:h text:style-name="P12" text:outline-level="3">SINTAXIS</text:h>
      <text:p text:style-name="P21"/>
      <text:p text:style-name="P21">CSS funciona mediante reglas, de las cuales se muestra un ejemplo a continuación.</text:p>
      <text:list xml:id="list3484047023" text:style-name="L1">
        <text:list-item>
          <text:p text:style-name="P44">Para definir los estilos de forma más clara y fácil de leer, puede describir cada propiedad en diferentes líneas.</text:p>
        </text:list-item>
        <text:list-item>
          <text:p text:style-name="P45">Cada regla está compuesta por un selector y la declaración.</text:p>
        </text:list-item>
        <text:list-item>
          <text:p text:style-name="P45">La declaración a su vez está compuesta por una propiedad y su valor.</text:p>
          <text:p text:style-name="P45">selector{propiedad:valor}</text:p>
        </text:list-item>
      </text:list>
      <text:p text:style-name="P25">Ejemplo </text:p>
      <text:p text:style-name="P21">h1, h3 {</text:p>
      <text:p text:style-name="P21"><text:s text:c="4"/>background-color: blue;</text:p>
      <text:p text:style-name="P21"><text:s text:c="4"/>color: white;</text:p>
      <text:p text:style-name="P35">}</text:p>
      <text:p text:style-name="P21"><text:span text:style-name="T27">-- </text:span><text:span text:style-name="T24">Los selectores</text:span><text:span text:style-name="T25"> h1 y h3. M</text:span><text:span text:style-name="T24">odificar como van a quedar todos los </text:span><text:span text:style-name="Source_20_Text"><text:span text:style-name="T24">&lt;h1&gt;</text:span></text:span><text:span text:style-name="T24"> y </text:span><text:span text:style-name="Source_20_Text"><text:span text:style-name="T24">&lt;h3&gt;</text:span></text:span><text:span text:style-name="T24"> </text:span></text:p>
      <text:p text:style-name="P21"><text:span text:style-name="T32">-- </text:span>Las propiedades. En el ejemplo se pretende cambiar el color de fondo y el color de las letras. </text:p>
      <text:p text:style-name="P21"><text:span text:style-name="T27">-- </text:span><text:span text:style-name="T24">Los valores. En este caso se pone el valor </text:span><text:span text:style-name="Source_20_Text"><text:span text:style-name="T24">blue</text:span></text:span><text:span text:style-name="T24"> para la propiedad </text:span><text:span text:style-name="Source_20_Text"><text:span text:style-name="T24">background-color</text:span></text:span><text:span text:style-name="T24"> y el valor </text:span><text:span text:style-name="Source_20_Text"><text:span text:style-name="T24">white</text:span></text:span><text:span text:style-name="T24"> para la propiedad </text:span><text:span text:style-name="Source_20_Text"><text:span text:style-name="T24">color</text:span></text:span><text:span text:style-name="T24"> </text:span></text:p>
      <text:list xml:id="list92733224426236" text:continue-numbering="true" text:style-name="L1">
        <text:list-item>
          <text:p text:style-name="P44">Si desea especificar más de una propiedad, deberá separarlas con un punto y coma(;).</text:p>
        </text:list-item>
        <text:list-item>
          <text:p text:style-name="P46">h1{color:red; text-align:center}</text:p>
        </text:list-item>
        <text:list-item>
          <text:p text:style-name="P46">Cuando la propiedad tiene varias palabras se pone entre comillas</text:p>
        </text:list-item>
      </text:list>
      <text:h text:style-name="P11" text:outline-level="3">HERENCIAS</text:h>
      <text:p text:style-name="P24">Hay que tener en cuenta que hay etiquetas que son padre de otras. Es decir etiquetas<text:span text:style-name="T32"> </text:span>que contienen a otras. En el ejemplo:</text:p>
      <text:p text:style-name="P24">&lt;p&gt;Arturo Herrero: &lt;em&gt;Los años veinte&lt;em&gt;&lt;p&gt;</text:p>
      <text:p text:style-name="P24">La etiqueta p es padre de la etiqueta em. Esto hace que em herede todo el estilo que<text:span text:style-name="T32"> </text:span>posea p y además añadirá el suyo propio. Por ejemplo:</text:p>
      <text:p text:style-name="P24">p {</text:p>
      <text:p text:style-name="P24">color:blue;</text:p>
      <text:p text:style-name="P24">font-size:12pt</text:p>
      <text:p text:style-name="P24">}</text:p>
      <text:p text:style-name="P24">em {</text:p>
      <text:p text:style-name="P24"><text:soft-page-break/>font-size:14pt;</text:p>
      <text:p text:style-name="P24">}</text:p>
      <text:p text:style-name="P24">En el ejemplo anterior, “los años veinte” tendrán color azul y tamaño 14.</text:p>
      <text:p text:style-name="P36"/>
      <text:h text:style-name="P11" text:outline-level="3">TIPOS DE SELECTORES</text:h>
      <text:h text:style-name="P11" text:outline-level="3"/>
      <text:p text:style-name="P28"><text:span text:style-name="T13">Universal, de tipo, clases, </text:span><text:span text:style-name="T18">id</text:span><text:span text:style-name="T13"> y avanzado</text:span></text:p>
      <text:p text:style-name="P27"><text:span text:style-name="T17"><text:tab/></text:span>Cada instrucción contiene un selector que da formato a los tags de la página Web. Una indicación más sobre la sintaxis: formalmente, el área del selector finaliza en la llave de apertura de la declaración.</text:p>
      <text:h text:style-name="P15" text:outline-level="4">Selector Universal</text:h>
      <text:p text:style-name="P24">El selector universal sirve para seleccionar, con ayuda de un joker (el carácter *) cada elemento del árbol del documento y vincularlo con una instrucciones determinada. Selector universal<text:span text:style-name="T32"> a</text:span>fecta a todos los elementos <text:span text:style-name="T32">d</text:span>e la página.</text:p>
      <text:p text:style-name="P24">* {color:red;}</text:p>
      <text:p text:style-name="P24">Una instrucción muy típica es la siguiente:</text:p>
      <text:p text:style-name="P4">* { <text:line-break/>margin: 0px ;<text:line-break/>padding: 0px;<text:line-break/>}</text:p>
      <text:p text:style-name="P4">Con esta instrucción se da el valor cero, por ejemplo, a las distancias de todos los elementos (*) predefinidas por el navegador.</text:p>
      <text:p text:style-name="P4"/>
      <text:h text:style-name="P15" text:outline-level="4">Selector de elemento o de tipo</text:h>
      <text:p text:style-name="P5">En nuestros ejemplos hemos visto ahora los selectores del tipo más sencillo, referidos siempre a un determinado elemento HTML. La referencia se indica mediante la etiqueta,</text:p>
      <text:p text:style-name="P5">h1 {<text:line-break/>color: #000033;<text:line-break/>}</text:p>
      <text:p text:style-name="P5">Para asignar a varios elementos las mismas propiedades, podemos formar un grupo con los selectores de elemento correspondientes. <text:s/>Son </text:p>
      <text:p text:style-name="P40"><text:span text:style-name="T13">La combinación de selectores</text:span><text:span text:style-name="T17"> </text:span>nos permite dar un estilo a todos los selectores indicados.:</text:p>
      <text:p text:style-name="P18">h1, h2, h3 {<text:line-break/>color: #000033;<text:line-break/>}</text:p>
      <text:p text:style-name="P18">En este caso hemos asignado el color azul a los tres tipos de título. Observe que los selectores han de ir separados mediante comas (,).</text:p>
      <text:h text:style-name="P17" text:outline-level="4">Selectores de clase</text:h>
      <text:p text:style-name="P18">Se puede conseguir que haya más de un estilo para cada etiqueta HTML, sin tener que</text:p>
      <text:p text:style-name="P18">utilizar aplicación individual. Para conseguirlo se debe utilizar las clases. Las clases<text:span text:style-name="T29"> </text:span></text:p>
      <text:p text:style-name="P18">dividen una determinada etiqueta en varios tipos, a cada uno de los cuales se le asigna</text:p>
      <text:p text:style-name="P18">un nombre.</text:p>
      <text:p text:style-name="P18">El nombre de la clase se <text:span text:style-name="T29">puede poner </text:span>detrás del de la etiqueta HTML separado por un</text:p>
      <text:p text:style-name="P18">punto, en el código CSS.</text:p>
      <text:p text:style-name="P18">Etiqueta.clase {...códigoCSS...}</text:p>
      <text:p text:style-name="P18">Luego para aquellas etiquetas que deban utilizar esa clase, se debe usar el atributo<text:span text:style-name="T30"> </text:span>class y asignarle el nombre de la clase.</text:p>
      <text:p text:style-name="P18">&lt;etiqueta ...class=nombreclase...&gt;</text:p>
      <text:p text:style-name="P18">Ejemplo:</text:p>
      <text:p text:style-name="P18">&lt;style type=”text/css”&gt;</text:p>
      <text:p text:style-name="P18">p.class1 {font-size:18px;color:red;}</text:p>
      <text:p text:style-name="P18"><text:soft-page-break/>p.class2 {font-size:18px;color:green;}</text:p>
      <text:p text:style-name="P18">&lt;/style&gt;</text:p>
      <text:p text:style-name="P18">...</text:p>
      <text:p text:style-name="P26">En el &lt;body&gt; del fichero .html </text:p>
      <text:p text:style-name="P18">&lt;p class=”class1”&gt;Sale en rojo&lt;/p&gt;</text:p>
      <text:p text:style-name="P18">&lt;p class=”class2”&gt;Sale en verde&lt;/p&gt;</text:p>
      <text:p text:style-name="P18">...</text:p>
      <text:p text:style-name="P18">También se pueden especificar<text:span text:style-name="T13"> clases genéricas</text:span>. En este caso se pone el nombre de</text:p>
      <text:p text:style-name="P18">una clase tras el punto, pero no se indica por delante el nombre de ninguna etiqueta.</text:p>
      <text:p text:style-name="P18">Cualquier etiqueta que utilice esa clase quedará afectada por su código CSS. Ejemplo:</text:p>
      <text:p text:style-name="P18">&lt;style type=”text/css”&gt;</text:p>
      <text:p text:style-name="P18">.verde{color:green;font-weight:bold}</text:p>
      <text:p text:style-name="P18">&lt;/style&gt;</text:p>
      <text:p text:style-name="P18">...</text:p>
      <text:p text:style-name="P18">&lt;h1 class=”verde”&gt;Sale en verde&lt;/p&gt;</text:p>
      <text:p text:style-name="P18">&lt;p class=”verde”&gt;También sale en verde&lt;/p&gt;</text:p>
      <text:p text:style-name="P18"/>
      <text:h text:style-name="P17" text:outline-level="4">Selectores id</text:h>
      <text:p text:style-name="P18">Los selectores id le permiten asignar nombres significativos a elementos HTML concretos. A diferencia de los selectores de clase, que sirven para un tipo de elementos (por ejemplo, todos los elementos del tipo &lt;h1&gt;) y que se pueden utilizar dentro de un documento todas las veces que se desee, los selectores <text:span text:style-name="T13">id</text:span> se utilizan para un solo elemento (por ejemplo, un &lt;h1&gt;) y, por eso, sólo puede aparecer una vez en el documento HTML.</text:p>
      <text:p text:style-name="P18">&lt;h1 id=”verde-negrita”&gt;Título verde en negrita&lt;/h1&gt;</text:p>
      <text:p text:style-name="P18">La instrucción en CSS correspondiente será entonces así:</text:p>
      <text:p text:style-name="P31">h1#verde-negrita {</text:p>
      <text:p text:style-name="P31">color: #003300;</text:p>
      <text:p text:style-name="P37"><text:span text:style-name="Source_20_Text">font-weight:bold;</text:span></text:p>
      <text:p text:style-name="P31">}</text:p>
      <text:p text:style-name="P18">La sintaxis se parece a la del selector de clase, pero el atributo HTML es ahora id=”…”, y en la instrucción de estilo se utiliza el carácter almohadilla (#) en lugar del punto (.) Aquí también se puede omitir la definición del elemento (en este caso &lt;h1&gt;) de modo que el selector puede aplicarse a cualquier elemento.</text:p>
      <text:p text:style-name="P29">#verde-negrita {</text:p>
      <text:p text:style-name="P31">color: #003300<text:span text:style-name="T30">; </text:span></text:p>
      <text:p text:style-name="P30"><text:span text:style-name="Source_20_Text">font-weight:bold;</text:span></text:p>
      <text:p text:style-name="P31">}</text:p>
      <text:p text:style-name="P18">Recuerde siempre que los IDs sólo se pueden utilizar una vez en cada documento, por lo que resultan especialmente apropiados para identificar contenedores de áreas de página, como por ejemplo cabeceras, navegaciones, contenidos, pies y similares.</text:p>
      <text:p text:style-name="P18">Los IDs también se pueden utilizar para acceder al elemento con un script (por ejemplo JavaScript o PHP).</text:p>
      <text:p text:style-name="P18"/>
      <text:h text:style-name="P17" text:outline-level="4">SELECTORES AVANZADOS</text:h>
      <text:p text:style-name="P18"/>
      <text:h text:style-name="P13" text:outline-level="5">Selector descendiente (descendant selectors)</text:h>
      <text:p text:style-name="P18">Supongamos que tiene una página con todas las instrucciones de estilo y que quiere añadir un cuadro de información especial con un color propio para algunos de los párrafos de texto. </text:p>
      <text:p text:style-name="P18">El color definido para la escritura en general ha sido el negro. Por eso, hemos creado una clase especial para este caso concreto: class=”rojo” y la hemos asignado a los <text:soft-page-break/>correspondientes párrafos de texto:</text:p>
      <text:p text:style-name="P18">&lt;div id=”infoespecial”&gt;<text:line-break/>&lt;p class=”rojo”&gt;Texto habitual&lt;/p&gt;<text:line-break/>&lt;p class=”rojo”&gt;más texto&lt;/p&gt;<text:line-break/>&lt;p class=”rojo”&gt;más texto&lt;/p&gt;<text:line-break/>&lt;/div&gt;</text:p>
      <text:p text:style-name="P18">En sí, sería correcto, pero inflamaríamos el código, tendríamos que escribir mucho más, y al final perderíamos la perspectiva de tanta clase: las modificaciones y ajustes serían cada vez más complicadas y susceptibles de error. En un caso así lo mejor es utilizar los selectores contextuales. En lugar de asignar una clase, asignamos el formato de &lt;p&gt; en el contexto de su elemento inmediatamente superior. Lo que en nuestro ejemplo sería:</text:p>
      <text:p text:style-name="P18">(se separan con un espacio en blanco)</text:p>
      <text:p text:style-name="P34">#infoespecial <text:s/>p {</text:p>
      <text:p text:style-name="P34">color: #ff0000;</text:p>
      <text:p text:style-name="P34">}</text:p>
      <text:p text:style-name="P18">Eso significa que dentro del elemento con el id #infoespecial (y sólo ahí) todos los &lt;p&gt; tendrán el color rojo (#ff0000).</text:p>
      <text:p text:style-name="P18">El código fuente permanece igual, sin ninguna clase especial:</text:p>
      <text:p text:style-name="P38">&lt;div id=”infoespecial”&gt;<text:line-break/>&lt;p&gt;Texto en general&lt;/p&gt;<text:line-break/>&lt;p&gt;más texto&lt;/p&gt;<text:line-break/>&lt;/div&gt;</text:p>
      <text:p text:style-name="P32"/>
      <text:p text:style-name="P18"><text:span text:style-name="T31">Ejemplo: </text:span>h1 h2 {background-color:blue;} // todos los h2 que estén dentro de h1 tienen el fondo en azul.</text:p>
      <text:p text:style-name="P18">Los selectores descendientes se pueden incrustar en más niveles. </text:p>
      <text:p text:style-name="P18">Supongamos que también necesita que aparezcan <text:span text:style-name="T31">enlaces dentro de u</text:span>na lista &lt;ul&gt;; pero sin subrayar. Lo que ha de hacer es añadir en la hoja de estilo:</text:p>
      <text:p text:style-name="P33">#contenido ul a {</text:p>
      <text:p text:style-name="P33">text-decoration: none<text:span text:style-name="T31">;</text:span></text:p>
      <text:p text:style-name="P33">}</text:p>
      <text:p text:style-name="P18">Cuando los selectores tienen varios niveles de anidamiento, lo mejor es leerlos de atrás hacia adelante:</text:p>
      <text:p text:style-name="P18">El código HTML correspondiente sería así:</text:p>
      <text:p text:style-name="P34">&lt;div id=”contenido”&gt;</text:p>
      <text:p text:style-name="P34">&lt;p&gt;&lt;a href=”foo.html”&gt;Texto del vínculo<text:span text:style-name="T31"> subrayado</text:span>&lt;/a&gt;&lt;/p&gt;</text:p>
      <text:p text:style-name="P34">&lt;ul&gt;&lt;li&gt;&lt;a href="foot.html"&gt;Texto del vínculo<text:span text:style-name="T31"> NO subrayado</text:span>&lt;/a&gt;&lt;/li&gt;&lt;/ul&gt;</text:p>
      <text:p text:style-name="P34">&lt;/div&gt;</text:p>
      <text:p text:style-name="P18">El primer vínculo se subraya, el segundo no. Y tampoco aquí se necesita ninguna clase adicional.</text:p>
      <text:p text:style-name="P18">Fijémonos brevemente en la relación de parentesco que aparece en el ejemplo que acabamos de ver:</text:p>
      <text:p text:style-name="P18">#contenido ul a {…}</text:p>
      <text:p text:style-name="P33">El elemento &lt;a&gt; es aquí hijo de &lt;ul&gt; y, por lo tanto, nieto de #contenido. Pero al nieto sólo se accede cuando su elemento padre es explícitamente un &lt;ul&gt;. Si quiere acceder al nieto en cualquier caso, independientemente del tipo de padre, deberá escribir la instrucción de la siguiente manera: <text:span text:style-name="T13">(selector descendiente sólo para los nietos)</text:span></text:p>
      <text:p text:style-name="P16">#contenido * a <text:s/>{…}</text:p>
      <text:p text:style-name="P18">De ese modo, se accede a todos los &lt;a&gt; que sean nietos de #contenido, pero no cuando los &lt;a&gt; son hijos de #contenido.</text:p>
      <text:p text:style-name="P18">Naturalmente, también se pueden agrupar varios elementos juntamente con todos sus descendientes para asignarles las mismas instrucciones a todos. Al hacerlo, no obstante, deberá fijarse bien en escribir siempre el mismo selector:</text:p>
      <text:p text:style-name="P33"><text:soft-page-break/>#contenido h1, #contenido h2, #contenido h3 {</text:p>
      <text:p text:style-name="P33">font-family: Georgia, serif;</text:p>
      <text:p text:style-name="P33">font-style: italic;</text:p>
      <text:p text:style-name="P33">}</text:p>
      <text:p text:style-name="P18">Un error bastante frecuente es indicar el selector completo sólo en el primer elemento:</text:p>
      <text:p text:style-name="P18">#contenido h1, h2, h3 {<text:line-break/>font-family: Georgia, serif;<text:line-break/>font-style: italic;<text:line-break/>}</text:p>
      <text:p text:style-name="P18">Eso significaría que &lt;h1&gt; recibirían ese formato cuando aparecen dentro del contenedor con el ID #contenido pero <text:s/>&lt;h2&gt; y &lt;h3&gt; también recibirían ese formato estén o no dentro del #contenido</text:p>
      <text:p text:style-name="P18">Este tipo de escritura mantiene el código lo más reducido y claro posible. Además, permite clasificar muy bien los diferentes bloques dentro de la hoja de estilo y mantener así la visión de conjunto de los formatos aplicados a cada elemento.</text:p>
      <text:p text:style-name="P18"/>
      <text:p text:style-name="P18">Se puede combinar esta técnica con el uso de estilos por clases (aunque se usa muy</text:p>
      <text:p text:style-name="P18">poco). Ejemplo:</text:p>
      <text:p text:style-name="P18">table p.estilo1{color:red;}</text:p>
      <text:h text:style-name="P14" text:outline-level="5"><text:bookmark text:name="37_Selector_de_hijos"/>Selector de hijos</text:h>
      <text:p text:style-name="P18"><text:span text:style-name="T24">Se usa para seleccionar un elemento que es </text:span><text:span text:style-name="Emphasis"><text:span text:style-name="T24">hijo </text:span></text:span><text:span text:style-name="T24">de otro elemento </text:span><text:span text:style-name="T26"><text:s/></text:span><text:span text:style-name="T24">y se indica mediante el signo “mayor que”(</text:span><text:span text:style-name="Source_20_Text"><text:span text:style-name="T24">&gt;</text:span></text:span><text:span text:style-name="T24">).</text:span></text:p>
      <text:p text:style-name="P18">selector1 &gt; selector2{</text:p>
      <text:p text:style-name="P18"><text:s text:c="4"/>propiedad: valor;</text:p>
      <text:p text:style-name="P18">}</text:p>
      <text:p text:style-name="P18">Ejemplo:</text:p>
      <text:p text:style-name="P18">p &gt; span { text-decoration: underline; }</text:p>
      <text:p text:style-name="P18">Si tenemos las siguientes dos líneas de código html:</text:p>
      <text:p text:style-name="P18">&lt;p&gt;este texto es &lt;span&gt;importante subrayado&lt;/span&gt;&lt;/p&gt;</text:p>
      <text:p text:style-name="P18">&lt;p&gt;&lt;b&gt;este texto es &lt;span&gt;importante sin subrayar&lt;/span&gt;&lt;/b&gt;&lt;/p&gt;</text:p>
      <text:p text:style-name="P18"><text:span text:style-name="T24">Este selector sólo afecta a la etiqueta </text:span><text:span text:style-name="T26">&lt;span&gt;</text:span><text:span text:style-name="T24"> de la primera línea, pero no a la de la segunda, ya que tiene otro nivel de etiqueta por medio, mientras que un selector descendente afectaría a las dos líneas por igual.</text:span></text:p>
      <text:h text:style-name="P13" text:outline-level="5">Selector adyacente</text:h>
      <text:p text:style-name="P18"><text:span text:style-name="T24">Se usa para seleccionar elementos que son </text:span><text:span text:style-name="Emphasis"><text:span text:style-name="T24">hermanos</text:span></text:span><text:span text:style-name="T24">, es decir, su elemento padre es el mismo y están seguidos en el código HTML. Se indica mediante el signo “más”(</text:span><text:span text:style-name="Source_20_Text"><text:span text:style-name="T24">+</text:span></text:span><text:span text:style-name="T24">).</text:span></text:p>
      <text:p text:style-name="P18">selector1 + selector2{</text:p>
      <text:p text:style-name="P18"><text:s text:c="4"/>propiedad: valor;</text:p>
      <text:p text:style-name="P18">}</text:p>
      <text:p text:style-name="P18"><text:span text:style-name="T24">Este selector selecciona todos los elementos de tipo selector</text:span><text:span text:style-name="Source_20_Text"><text:span text:style-name="T24">2</text:span></text:span><text:span text:style-name="T24"> que cumplan las dos siguientes condiciones:</text:span></text:p>
      <text:list xml:id="list3295323635" text:style-name="L2">
        <text:list-item>
          <text:p text:style-name="P47"><text:span text:style-name="Source_20_Text"><text:span text:style-name="T24">selector1</text:span></text:span><text:span text:style-name="T24"> y selector</text:span><text:span text:style-name="Source_20_Text"><text:span text:style-name="T24">2</text:span></text:span><text:span text:style-name="T24"> deben ser hermanos, por lo que su elemento padre o inmediato superior, debe ser el mismo. </text:span></text:p>
        </text:list-item>
        <text:list-item>
          <text:p text:style-name="P47"><text:span text:style-name="Source_20_Text"><text:span text:style-name="T24">selector2</text:span></text:span><text:span text:style-name="T24"> debe aparecer inmediatamente después de </text:span><text:span text:style-name="Source_20_Text"><text:span text:style-name="T24">elemento1</text:span></text:span><text:span text:style-name="T24"> en el código HTML de la pagina. </text:span></text:p>
        </text:list-item>
      </text:list>
      <text:p text:style-name="P18">Ejemplo</text:p>
      <text:p text:style-name="P18">h1 + p {font-weight: bold; }</text:p>
      <text:p text:style-name="P18">Si aplicamos esta regla css al siguiente código html:</text:p>
      <text:p text:style-name="P18">&lt;h1&gt;Título&lt;/h1&gt;</text:p>
      <text:p text:style-name="P18">&lt;p&gt;parrafo primero en negrita&lt;/p&gt;</text:p>
      <text:p text:style-name="P18">&lt;p&gt;parrafo segundo sin negrita&lt;/p&gt;</text:p>
      <text:p text:style-name="P18"><text:soft-page-break/>El selector sólo afecta al párrafo primero, ya que el segundo, aunque está al mismo nivel que el titulo (h1), no está inmediatamente después que él.</text:p>
      <text:p text:style-name="P18"/>
      <text:p text:style-name="P10">Selectores de atributos</text:p>
      <text:p text:style-name="P8">Se escriben siempre entre corchetes [ ... ].</text:p>
      <text:p text:style-name="P8">[nombreAtributo]: por el nombre. Selecciona a todos los atributos cuyo nombre es</text:p>
      <text:p text:style-name="P8">"nombreAtributo" sea cual sea su valor.</text:p>
      <text:p text:style-name="P8">[nombreAtributo="miValor"]: por nombre y valor. Selecciona los atributos con</text:p>
      <text:p text:style-name="P8">nombre "nombreAtributo" y valor "miValor".</text:p>
      <text:p text:style-name="P8">[nombreAtributo~="miValor"]: por nombre y uno de los valores. Selecciona los</text:p>
      <text:p text:style-name="P9">atributos con nombre "nombreAtributo" y al menos uno de los valores es "miValor".</text:p>
      <text:p text:style-name="P42"/>
      <text:h text:style-name="P41"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mbria" fo:font-family="Cambria" style:font-family-generic="roman" style:font-pitch="variable" fo:language="es" fo:country="E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mbria" fo:font-family="Cambria" style:font-family-generic="roman" style:font-pitch="variable" fo:font-size="11.5pt" fo:language="es" fo:country="ES" style:font-name-asian="Cambria1" style:font-family-asian="Cambria" style:font-family-generic-asian="system" style:font-pitch-asian="variable" style:font-size-asian="11.5pt" style:language-asian="en" style:country-asian="US" style:font-name-complex="Cambria1" style:font-family-complex="Cambria" style:font-family-generic-complex="system" style:font-pitch-complex="variable" style:font-size-complex="11.5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top="0.002cm" fo:margin-bottom="0cm" style:contextual-spacing="false"/>
      <style:text-properties style:font-name="Times New Roman" fo:font-family="'Times New Roman'" style:font-family-generic="roman" style:font-pitch="variable" fo:font-size="18.5pt" fo:language="es" fo:country="ES" style:font-name-asian="Times New Roman1" style:font-family-asian="'Times New Roman'" style:font-family-generic-asian="system" style:font-pitch-asian="variable" style:font-size-asian="18.5pt" style:language-asian="en" style:country-asian="US" style:font-name-complex="Times New Roman1" style:font-family-complex="'Times New Roman'" style:font-family-generic-complex="system" style:font-pitch-complex="variable" style:font-size-complex="18.5pt" style:language-complex="ar" style:country-complex="SA"/>
    </style:style>
    <style:style style:name="Heading_20_2" style:display-name="Heading 2" style:family="paragraph" style:parent-style-name="Standard" style:default-outline-level="3" style:list-style-name="" style:class="text">
      <style:paragraph-properties fo:margin-left="0.242cm" fo:margin-right="0cm" fo:margin-top="0.153cm" fo:margin-bottom="0cm" style:contextual-spacing="false" fo:text-indent="0cm" style:auto-text-indent="false"/>
      <style:text-properties style:font-name="Times New Roman" fo:font-family="'Times New Roman'" style:font-family-generic="roman" style:font-pitch="variable" fo:font-size="14.5pt" fo:language="es" fo:country="ES" style:text-underline-style="solid" style:text-underline-width="auto" style:text-underline-color="#000000" fo:font-weight="bold" style:font-name-asian="Times New Roman1" style:font-family-asian="'Times New Roman'" style:font-family-generic-asian="system" style:font-pitch-asian="variable" style:font-size-asian="14.5pt" style:language-asian="en" style:country-asian="US" style:font-weight-asian="bold" style:font-name-complex="Times New Roman1" style:font-family-complex="'Times New Roman'" style:font-family-generic-complex="system" style:font-pitch-complex="variable" style:font-size-complex="14.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242cm" fo:margin-right="0cm" fo:text-indent="0cm" style:auto-text-indent="false"/>
      <style:text-properties style:font-name="Arial" fo:font-family="Arial" style:font-family-generic="roman" style:font-pitch="variable" fo:font-size="14.5pt" fo:language="es" fo:country="ES" style:text-underline-style="solid" style:text-underline-width="auto" style:text-underline-color="#000000" style:font-name-asian="Arial1" style:font-family-asian="Arial" style:font-family-generic-asian="system" style:font-pitch-asian="variable" style:font-size-asian="14.5pt" style:language-asian="en" style:country-asian="US" style:font-name-complex="Arial1" style:font-family-complex="Arial" style:font-family-generic-complex="system" style:font-pitch-complex="variable" style:font-size-complex="14.5pt" style:language-complex="ar" style:country-complex="SA"/>
    </style:style>
    <style:style style:name="Heading_20_4" style:display-name="Heading 4" style:family="paragraph" style:parent-style-name="Standard" style:default-outline-level="5" style:list-style-name="" style:class="text">
      <style:paragraph-properties fo:margin-left="1.002cm" fo:margin-right="0cm" fo:text-indent="0cm" style:auto-text-indent="false"/>
      <style:text-properties style:font-name="Calibri" fo:font-family="Calibri" style:font-family-generic="roman" style:font-pitch="variable" fo:font-size="13.5pt" fo:language="es" fo:country="ES" style:text-underline-style="solid" style:text-underline-width="auto" style:text-underline-color="#000000" style:font-name-asian="Calibri1" style:font-family-asian="Calibri" style:font-family-generic-asian="system" style:font-pitch-asian="variable" style:font-size-asian="13.5pt" style:language-asian="en" style:country-asian="US" style:font-name-complex="Calibri1" style:font-family-complex="Calibri" style:font-family-generic-complex="system" style:font-pitch-complex="variable" style:font-size-complex="13.5pt" style:language-complex="ar" style:country-complex="SA"/>
    </style:style>
    <style:style style:name="Heading_20_5" style:display-name="Heading 5" style:family="paragraph" style:parent-style-name="Standard" style:default-outline-level="6" style:list-style-name="" style:class="text">
      <style:paragraph-properties fo:margin-left="1.005cm" fo:margin-right="0cm" fo:text-indent="0cm" style:auto-text-indent="false"/>
      <style:text-properties style:font-name="Arial" fo:font-family="Arial" style:font-family-generic="roman" style:font-pitch="variable" fo:font-size="13pt" fo:language="es" fo:country="ES" style:text-underline-style="solid" style:text-underline-width="auto" style:text-underline-color="#000000" style:font-name-asian="Arial1" style:font-family-asian="Arial" style:font-family-generic-asian="system" style:font-pitch-asian="variable" style:font-size-asian="13pt" style:language-asian="en" style:country-asian="US" style:font-name-complex="Arial1" style:font-family-complex="Arial" style:font-family-generic-complex="system" style:font-pitch-complex="variable" style:font-size-complex="13pt" style:language-complex="ar" style:country-complex="SA"/>
    </style:style>
    <style:style style:name="Heading_20_6" style:display-name="Heading 6" style:family="paragraph" style:parent-style-name="Standard" style:default-outline-level="7" style:list-style-name="" style:class="text">
      <style:paragraph-properties fo:margin-left="3.249cm" fo:margin-right="0cm" fo:text-indent="0cm" style:auto-text-indent="false"/>
      <style:text-properties style:font-name="Courier New" fo:font-family="'Courier New'" style:font-family-generic="roman" style:font-pitch="variable" fo:font-size="11.5pt" fo:language="es" fo:country="ES" fo:font-weight="bold" style:font-name-asian="Courier New1" style:font-family-asian="'Courier New'" style:font-family-generic-asian="system" style:font-pitch-asian="variable" style:font-size-asian="11.5pt" style:language-asian="en" style:country-asian="US" style:font-weight-asian="bold" style:font-name-complex="Courier New1" style:font-family-complex="'Courier New'" style:font-family-generic-complex="system" style:font-pitch-complex="variable" style:font-size-complex="11.5pt" style:language-complex="ar" style:country-complex="SA" style:font-weight-complex="bold"/>
    </style:style>
    <style:style style:name="List_20_Paragraph" style:display-name="List Paragraph" style:family="paragraph" style:parent-style-name="Standard" style:default-outline-level="">
      <style:text-properties fo:language="es" fo:country="ES" style:language-asian="en" style:country-asian="US" style:language-complex="ar" style:country-complex="SA"/>
    </style:style>
    <style:style style:name="Table_20_Paragraph" style:display-name="Table Paragraph" style:family="paragraph" style:parent-style-name="Standard" style:default-outline-level="">
      <style:paragraph-properties fo:margin-left="0.141cm" fo:margin-right="0cm" fo:line-height="0.402cm" fo:text-indent="0cm" style:auto-text-indent="false"/>
      <style:text-properties style:font-name="Cambria" fo:font-family="Cambria" style:font-family-generic="roman" style:font-pitch="variable" fo:language="es" fo:country="E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margin-right="0cm" fo:margin-top="0.035cm" fo:margin-bottom="0cm" style:contextual-spacing="false" fo:text-align="start" style:justify-single-word="false" fo:text-indent="0cm" style:auto-text-indent="false"/>
    </style:style>
    <style:style style:name="MP3" style:family="paragraph" style:parent-style-name="Frame_20_contents">
      <style:paragraph-properties fo:margin-left="0.035cm" fo:margin-right="0cm" fo:margin-top="0.025cm" fo:margin-bottom="0cm" style:contextual-spacing="false" fo:text-align="start" style:justify-single-word="false" fo:text-indent="0cm" style:auto-text-indent="false"/>
    </style:style>
    <style:style style:name="MP4" style:family="paragraph" style:parent-style-name="Text_20_body">
      <style:paragraph-properties fo:line-height="5%"/>
      <style:text-properties fo:font-size="1pt" style:font-size-asian="1pt"/>
    </style:style>
    <style:style style:name="MP5" style:family="paragraph" style:parent-style-name="Text_20_body">
      <style:paragraph-properties fo:margin-left="0.035cm" fo:margin-right="0cm" fo:margin-top="0.035cm" fo:margin-bottom="0cm" style:contextual-spacing="false" fo:text-indent="0cm" style:auto-text-indent="false"/>
      <style:text-properties style:font-name="Courier New" style:text-scale="95%"/>
    </style:style>
    <style:style style:name="MT1" style:family="text">
      <style:text-properties style:font-name="Arial" fo:font-size="9.5pt" style:font-size-asian="9.5pt" style:text-scale="90%"/>
    </style:style>
    <style:style style:name="MT2" style:family="text">
      <style:text-properties style:font-name="Arial" fo:font-size="9.5pt" fo:letter-spacing="0.078cm" style:font-size-asian="9.5pt" style:text-scale="90%"/>
    </style:style>
    <style:style style:name="MT3" style:family="text">
      <style:text-properties style:font-name="Arial" fo:font-size="9.5pt" fo:letter-spacing="0.064cm" style:font-size-asian="9.5pt" style:text-scale="90%"/>
    </style:style>
    <style:style style:name="MT4" style:family="text">
      <style:text-properties style:font-name="Arial" fo:font-size="9.5pt" fo:letter-spacing="0.095cm" style:font-size-asian="9.5pt"/>
    </style:style>
    <style:style style:name="MT5" style:family="text">
      <style:text-properties style:font-name="Arial" fo:font-size="9.5pt" fo:letter-spacing="0.058cm" style:font-size-asian="9.5pt" style:text-scale="90%"/>
    </style:style>
    <style:style style:name="MT6" style:family="text">
      <style:text-properties style:font-name="Arial" fo:font-size="9.5pt" fo:letter-spacing="-0.025cm" style:font-size-asian="9.5pt" style:text-scale="90%"/>
    </style:style>
    <style:style style:name="MT7" style:family="text">
      <style:text-properties style:font-name="Arial" fo:font-size="9.5pt" fo:letter-spacing="0.056cm" style:font-size-asian="9.5pt" style:text-scale="90%"/>
    </style:style>
    <style:style style:name="MT8" style:family="text">
      <style:text-properties style:font-name="Arial" fo:font-size="9.5pt" fo:letter-spacing="0.067cm" style:font-size-asian="9.5pt" style:text-scale="90%"/>
    </style:style>
    <style:style style:name="MT9" style:family="text">
      <style:text-properties style:font-name="Arial" fo:font-size="9.5pt" fo:letter-spacing="0.065cm" style:font-size-asian="9.5pt" style:text-scale="90%"/>
    </style:style>
    <style:style style:name="MT10" style:family="text">
      <style:text-properties style:font-name="Arial" fo:font-size="9.5pt" fo:letter-spacing="-0.035cm" style:font-size-asian="9.5pt" style:text-scale="90%"/>
    </style:style>
    <style:style style:name="MT11" style:family="text">
      <style:text-properties style:font-name="Arial" fo:font-size="9.5pt" fo:letter-spacing="0.069cm" style:font-size-asian="9.5pt" style:text-scale="9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3cm" fo:margin-bottom="1.3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293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0.494cm" fo:margin-left="2.293cm" fo:margin-right="0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58cm" style:dynamic-spacing="true"/>
      </style:header-style>
      <style:footer-style/>
    </style:page-layout>
    <style:page-layout style:name="Mpm4">
      <style:page-layout-properties fo:page-width="21.001cm" fo:page-height="29.7cm" style:num-format="1" style:print-orientation="portrait" fo:margin-top="1.976cm" fo:margin-bottom="0.494cm" fo:margin-left="2.293cm" fo:margin-right="0cm" style:writing-mode="lr-tb" style:layout-grid-color="#c0c0c0" style:layout-grid-lines="2673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2cm" fo:margin-left="0cm" fo:margin-right="0cm" fo:margin-bottom="0.393cm" style:dynamic-spacing="true"/>
      </style:header-style>
      <style:footer-style/>
    </style:page-layout>
    <style:page-layout style:name="Mpm5">
      <style:page-layout-properties fo:page-width="21.001cm" fo:page-height="29.7cm" style:num-format="1" style:print-orientation="portrait" fo:margin-top="0cm" fo:margin-bottom="0.494cm" fo:margin-left="2.293cm" fo:margin-right="0cm" style:writing-mode="lr-tb" style:layout-grid-color="#c0c0c0" style:layout-grid-lines="273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page-layout>
    <style:page-layout style:name="Mpm6">
      <style:page-layout-properties fo:page-width="21.001cm" fo:page-height="29.7cm" style:num-format="1" style:print-orientation="portrait" fo:margin-top="1.998cm" fo:margin-bottom="0.494cm" fo:margin-left="2.293cm" fo:margin-right="0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36cm" fo:margin-left="0cm" fo:margin-right="0cm" fo:margin-bottom="0.335cm" style:dynamic-spacing="true"/>
      </style:header-style>
      <style:footer-style/>
    </style:page-layout>
    <style:page-layout style:name="Mpm7">
      <style:page-layout-properties fo:page-width="21.001cm" fo:page-height="29.7cm" style:num-format="1" style:print-orientation="portrait" fo:margin-top="2.034cm" fo:margin-bottom="0.494cm" fo:margin-left="2.293cm" fo:margin-right="0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65cm" fo:margin-left="0cm" fo:margin-right="0cm" fo:margin-bottom="0.265cm" style:dynamic-spacing="true"/>
      </style:header-style>
      <style:footer-style/>
    </style:page-layout>
    <style:page-layout style:name="Mpm8">
      <style:page-layout-properties fo:page-width="21.001cm" fo:page-height="29.7cm" style:num-format="1" style:print-orientation="portrait" fo:margin-top="1.998cm" fo:margin-bottom="0.494cm" fo:margin-left="2.293cm" fo:margin-right="0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page-layout>
    <style:page-layout style:name="Mpm9">
      <style:page-layout-properties fo:page-width="21.001cm" fo:page-height="29.7cm" style:num-format="1" style:print-orientation="portrait" fo:margin-top="1.998cm" fo:margin-bottom="0.494cm" fo:margin-left="2.293cm" fo:margin-right="0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998cm" fo:margin-bottom="0.494cm" fo:margin-left="2.293cm" fo:margin-right="0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1cm" fo:margin-right="1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page-layout>
    <style:page-layout style:name="Mpm12">
      <style:page-layout-properties fo:page-width="21.001cm" fo:page-height="29.7cm" style:num-format="1" style:print-orientation="portrait" fo:margin-top="1.3cm" fo:margin-bottom="1.3cm" fo:margin-left="1.3cm" fo:margin-right="1.3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page-layout>
    <style:page-layout style:name="Mpm13">
      <style:page-layout-properties fo:page-width="21.001cm" fo:page-height="29.7cm" style:num-format="1" style:print-orientation="portrait" fo:margin-top="2.025cm" fo:margin-bottom="0.494cm" fo:margin-left="2.293cm" fo:margin-right="0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74cm" fo:margin-left="0cm" fo:margin-right="0cm" fo:margin-bottom="0.27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3" draw:style-name="Mdp1">
      <style:header>
        <text:p text:style-name="MP1"><draw:frame draw:style-name="Mfr1" draw:name="Marco1" text:anchor-type="char" svg:x="17.657cm" svg:y="1.94cm" svg:width="0.487cm" svg:height="0.55cm" draw:z-index="0"><draw:text-box><text:p text:style-name="MP2"><text:page-number text:select-page="current">0</text:page-number></text:p></draw:text-box></draw:frame><draw:frame draw:style-name="Mfr1" draw:name="Marco2" text:anchor-type="char" svg:x="2.498cm" svg:y="1.998cm" svg:width="7.932cm" svg:height="0.446cm" draw:z-index="0"><draw:text-box><text:p text:style-name="MP3"><text:span text:style-name="MT1">Manual</text:span><text:span text:style-name="MT2"> </text:span><text:span text:style-name="MT1">de</text:span><text:span text:style-name="MT3"> </text:span><text:span text:style-name="MT1">referencia</text:span><text:span text:style-name="MT4"> </text:span><text:span text:style-name="MT1">de</text:span><text:span text:style-name="MT5"> </text:span><text:span text:style-name="MT1">CSS</text:span><text:span text:style-name="MT6"> </text:span><text:span text:style-name="MT1">I</text:span><text:span text:style-name="MT7"> </text:span><text:span text:style-name="MT1">-</text:span><text:span text:style-name="MT8"> </text:span><text:span text:style-name="MT1">Jorge</text:span><text:span text:style-name="MT9"> </text:span><text:span text:style-name="MT1">Só</text:span><text:span text:style-name="MT10"> </text:span><text:span text:style-name="MT1">nchez</text:span><text:span text:style-name="MT11"> </text:span><text:span text:style-name="MT1">’2003</text:span></text:p></draw:text-box></draw:frame></text:p>
      </style:header>
    </style:master-page>
    <style:master-page style:name="Converted2" style:page-layout-name="Mpm4" draw:style-name="Mdp1">
      <style:header>
        <text:p text:style-name="MP1"><draw:frame draw:style-name="Mfr1" draw:name="Marco3" text:anchor-type="char" svg:x="17.657cm" svg:y="1.94cm" svg:width="0.487cm" svg:height="0.55cm" draw:z-index="0"><draw:text-box><text:p text:style-name="MP2"><text:page-number text:select-page="current">0</text:page-number></text:p></draw:text-box></draw:frame><draw:frame draw:style-name="Mfr1" draw:name="Marco4" text:anchor-type="char" svg:x="2.498cm" svg:y="1.998cm" svg:width="7.932cm" svg:height="0.446cm" draw:z-index="0"><draw:text-box><text:p text:style-name="MP3"><text:span text:style-name="MT1">Manual</text:span><text:span text:style-name="MT2"> </text:span><text:span text:style-name="MT1">de</text:span><text:span text:style-name="MT3"> </text:span><text:span text:style-name="MT1">referencia</text:span><text:span text:style-name="MT4"> </text:span><text:span text:style-name="MT1">de</text:span><text:span text:style-name="MT5"> </text:span><text:span text:style-name="MT1">CSS</text:span><text:span text:style-name="MT6"> </text:span><text:span text:style-name="MT1">I</text:span><text:span text:style-name="MT7"> </text:span><text:span text:style-name="MT1">-</text:span><text:span text:style-name="MT8"> </text:span><text:span text:style-name="MT1">Jorge</text:span><text:span text:style-name="MT9"> </text:span><text:span text:style-name="MT1">Só</text:span><text:span text:style-name="MT10"> </text:span><text:span text:style-name="MT1">nchez</text:span><text:span text:style-name="MT11"> </text:span><text:span text:style-name="MT1">’2003</text:span></text:p></draw:text-box></draw:frame></text:p>
      </style:header>
    </style:master-page>
    <style:master-page style:name="Converted3" style:page-layout-name="Mpm5" draw:style-name="Mdp1">
      <style:header>
        <text:p text:style-name="MP4"/>
      </style:header>
    </style:master-page>
    <style:master-page style:name="Converted4" style:page-layout-name="Mpm6" draw:style-name="Mdp1">
      <style:header>
        <text:p text:style-name="MP1"><draw:frame draw:style-name="Mfr1" draw:name="Marco5" text:anchor-type="char" svg:x="17.724cm" svg:y="1.963cm" svg:width="0.305cm" svg:height="0.531cm" draw:z-index="0"><draw:text-box><text:p text:style-name="MP5">5</text:p></draw:text-box></draw:frame><draw:frame draw:style-name="Mfr1" draw:name="Marco6" text:anchor-type="char" svg:x="2.498cm" svg:y="1.998cm" svg:width="7.932cm" svg:height="0.446cm" draw:z-index="0"><draw:text-box><text:p text:style-name="MP3"><text:span text:style-name="MT1">Manual</text:span><text:span text:style-name="MT2"> </text:span><text:span text:style-name="MT1">de</text:span><text:span text:style-name="MT3"> </text:span><text:span text:style-name="MT1">referencia</text:span><text:span text:style-name="MT4"> </text:span><text:span text:style-name="MT1">de</text:span><text:span text:style-name="MT5"> </text:span><text:span text:style-name="MT1">CSS</text:span><text:span text:style-name="MT6"> </text:span><text:span text:style-name="MT1">I</text:span><text:span text:style-name="MT7"> </text:span><text:span text:style-name="MT1">-</text:span><text:span text:style-name="MT8"> </text:span><text:span text:style-name="MT1">Jorge</text:span><text:span text:style-name="MT9"> </text:span><text:span text:style-name="MT1">Só</text:span><text:span text:style-name="MT10"> </text:span><text:span text:style-name="MT1">nchez</text:span><text:span text:style-name="MT11"> </text:span><text:span text:style-name="MT1">’2003</text:span></text:p></draw:text-box></draw:frame></text:p>
      </style:header>
    </style:master-page>
    <style:master-page style:name="Converted5" style:page-layout-name="Mpm7" draw:style-name="Mdp1">
      <style:header>
        <text:p text:style-name="MP1"><draw:frame draw:style-name="Mfr1" draw:name="Marco7" text:anchor-type="char" svg:x="2.498cm" svg:y="1.998cm" svg:width="7.932cm" svg:height="0.446cm" draw:z-index="0"><draw:text-box><text:p text:style-name="MP3"><text:span text:style-name="MT1">Manual</text:span><text:span text:style-name="MT2"> </text:span><text:span text:style-name="MT1">de</text:span><text:span text:style-name="MT3"> </text:span><text:span text:style-name="MT1">referencia</text:span><text:span text:style-name="MT4"> </text:span><text:span text:style-name="MT1">de</text:span><text:span text:style-name="MT5"> </text:span><text:span text:style-name="MT1">CSS</text:span><text:span text:style-name="MT6"> </text:span><text:span text:style-name="MT1">I</text:span><text:span text:style-name="MT7"> </text:span><text:span text:style-name="MT1">-</text:span><text:span text:style-name="MT8"> </text:span><text:span text:style-name="MT1">Jorge</text:span><text:span text:style-name="MT9"> </text:span><text:span text:style-name="MT1">Só</text:span><text:span text:style-name="MT10"> </text:span><text:span text:style-name="MT1">nchez</text:span><text:span text:style-name="MT11"> </text:span><text:span text:style-name="MT1">’2003</text:span></text:p></draw:text-box></draw:frame></text:p>
      </style:header>
    </style:master-page>
    <style:master-page style:name="Converted6" style:page-layout-name="Mpm7" draw:style-name="Mdp1">
      <style:header>
        <text:p text:style-name="MP1"/>
      </style:header>
    </style:master-page>
    <style:master-page style:name="Converted7" style:page-layout-name="Mpm8" draw:style-name="Mdp1">
      <style:header>
        <text:p text:style-name="MP1"/>
      </style:header>
    </style:master-page>
    <style:master-page style:name="Converted8" style:page-layout-name="Mpm9" draw:style-name="Mdp1"/>
    <style:master-page style:name="Converted9" style:page-layout-name="Mpm8" draw:style-name="Mdp1">
      <style:header>
        <text:p text:style-name="MP1"/>
      </style:header>
    </style:master-page>
    <style:master-page style:name="Converted10" style:page-layout-name="Mpm10" draw:style-name="Mdp1"/>
    <style:master-page style:name="Converted11" style:page-layout-name="Mpm8" draw:style-name="Mdp1">
      <style:header>
        <text:p text:style-name="MP1"/>
      </style:header>
    </style:master-page>
    <style:master-page style:name="Converted12" style:page-layout-name="Mpm10" draw:style-name="Mdp1"/>
    <style:master-page style:name="Converted13" style:page-layout-name="Mpm11" draw:style-name="Mdp1">
      <style:header>
        <text:p text:style-name="MP1"/>
      </style:header>
    </style:master-page>
    <style:master-page style:name="Converted14" style:page-layout-name="Mpm12" draw:style-name="Mdp1">
      <style:header>
        <text:p text:style-name="MP1"/>
      </style:header>
    </style:master-page>
    <style:master-page style:name="Converted15" style:page-layout-name="Mpm7" draw:style-name="Mdp1">
      <style:header>
        <text:p text:style-name="MP1"/>
      </style:header>
    </style:master-page>
    <style:master-page style:name="Converted16" style:page-layout-name="Mpm13"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20:51:37</meta:creation-date>
    <dc:date>2022-10-06T09:27:31.693338998</dc:date>
    <meta:editing-duration>PT4H36S</meta:editing-duration>
    <meta:editing-cycles>29</meta:editing-cycles>
    <meta:generator>LibreOffice/7.3.6.2$Linux_X86_64 LibreOffice_project/30$Build-2</meta:generator>
    <meta:document-statistic meta:table-count="0" meta:image-count="0" meta:object-count="0" meta:page-count="10" meta:paragraph-count="297" meta:word-count="3566" meta:character-count="22259" meta:non-whitespace-character-count="18828"/>
    <meta:user-defined meta:name="Created" meta:value-type="date">2021-09-25T00:00:00</meta:user-defined>
    <meta:user-defined meta:name="DocSecurity" meta:value-type="float">0</meta:user-defined>
    <meta:user-defined meta:name="HyperlinksChanged" meta:value-type="boolean">false</meta:user-defined>
    <meta:user-defined meta:name="LastSaved" meta:value-type="date">2021-09-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